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83300003E1EBE57495B.svm"/>
  <manifest:file-entry manifest:media-type="" manifest:full-path="Pictures/2000000700006339000026597EA39182.svm"/>
  <manifest:file-entry manifest:media-type="" manifest:full-path="Pictures/2000000700005B0F00002674818E28F6.svm"/>
  <manifest:file-entry manifest:media-type="" manifest:full-path="Pictures/2000000700004CCC0000099E0850BD2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ato Black" svg:font-family="'Lat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o Black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808080" style:font-name="Calibri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Lato Black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8080" style:font-name="Calibri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808080" style:font-name="Calibri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litzRig</text:p>
      <text:p text:style-name="P3">Procedural lightning, thunder and arcs for Unity</text:p>
      <text:p text:style-name="P4">Offline Documentation</text:p>
      <text:p text:style-name="P8">Last update : June 22, 202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Contact </text:span><text:span text:style-name="T2">nukode.io@gmail.com</text:span> for additional support</text:p>
      <text:p text:style-name="P4"/>
      <text:p text:style-name="P4"><text:soft-page-break/></text:p>
      <text:p text:style-name="P6">Getting started</text:p>
      <text:p text:style-name="P5"/>
      <text:p text:style-name="P5">1 – Navigate to the BlitzRig folder.</text:p>
      <text:p text:style-name="P5">2 – Open the Prefab folder.</text:p>
      <text:p text:style-name="P5">3 – Drag and Drop the BlitzRig prefab in the hierarchy.</text:p>
      <text:p text:style-name="P5"/>
      <text:p text:style-name="P5"><draw:frame draw:style-name="fr1" draw:name="graphics1" text:anchor-type="paragraph" svg:width="6.6925in" svg:height="0.8382in" draw:z-index="0"><draw:image xlink:href="Pictures/2000000700004CCC0000099E0850BD27.svm" xlink:type="simple" xlink:show="embed" xlink:actuate="onLoad"/></draw:frame></text:p>
      <text:p text:style-name="P5">4 – Launch the game and position the generated BlitzRig mesh in front of the camera. The mesh must also face the camera.</text:p>
      <text:p text:style-name="P5"><draw:frame draw:style-name="fr2" draw:name="graphics2" text:anchor-type="paragraph" svg:width="6.6925in" svg:height="2.5862in" draw:z-index="1"><draw:image xlink:href="Pictures/2000000700006339000026597EA39182.svm" xlink:type="simple" xlink:show="embed" xlink:actuate="onLoad"/></draw:frame></text:p>
      <text:p text:style-name="P5">5 – Optionally, you can change the position of the Start point and End Point to change where the mesh begins and end.</text:p>
      <text:p text:style-name="P5"><draw:frame draw:style-name="fr1" draw:name="graphics3" text:anchor-type="paragraph" svg:width="6.6925in" svg:height="2.8256in" draw:z-index="2"><draw:image xlink:href="Pictures/2000000700005B0F00002674818E28F6.svm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5">6 – Optionally, you can further customize the appearance of the mesh using the component inspector of the BlitzRig component that can be found attached to the Arc Generator Game Object.</text:p>
      <text:p text:style-name="P5"/>
      <text:p text:style-name="P5"><draw:frame draw:style-name="fr2" draw:name="graphics4" text:anchor-type="paragraph" svg:width="6.6925in" svg:height="3.4583in" draw:z-index="3"><draw:image xlink:href="Pictures/200000070000783300003E1EBE57495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ato Black" svg:font-family="'Lat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9M23S</meta:editing-duration>
    <meta:editing-cycles>19</meta:editing-cycles>
    <meta:generator>OpenOffice/4.1.6$Win32 OpenOffice.org_project/416m1$Build-9790</meta:generator>
    <dc:date>2022-06-24T06:22:43.42</dc:date>
    <meta:document-statistic meta:table-count="0" meta:image-count="4" meta:object-count="0" meta:page-count="3" meta:paragraph-count="13" meta:word-count="124" meta:character-count="710"/>
    <meta:user-defined meta:name="Info 1"/>
    <meta:user-defined meta:name="Info 2"/>
    <meta:user-defined meta:name="Info 3"/>
    <meta:user-defined meta:name="Info 4"/>
  </office:meta>
</office:document-meta>
</file>